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67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XES AND OTHER REVENU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22.6% of GDP (2013 est.)</text:p>
          </table:table-cell>
          <table:table-cell table:formula="of:=MID([.B2]; 1; FIND(&quot;%&quot;; [.B2])-1)" office:value-type="string" office:string-value="22.6" calcext:value-type="string">
            <text:p>2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26% of GDP (2014 est.)</text:p>
          </table:table-cell>
          <table:table-cell table:formula="of:=MID([.B3]; 1; FIND(&quot;%&quot;; [.B3])-1)" office:value-type="string" office:string-value="26" calcext:value-type="string">
            <text:p>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34.9% of GDP (2014 est.)</text:p>
          </table:table-cell>
          <table:table-cell table:formula="of:=MID([.B4]; 1; FIND(&quot;%&quot;; [.B4])-1)" office:value-type="string" office:string-value="34.9" calcext:value-type="string">
            <text:p>3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q.html" xlink:type="simple">American Samoa</text:a></text:p>
          </table:table-cell>
          <table:table-cell office:value-type="string" calcext:value-type="string">
            <text:p>32.2% of GDP (2013 est.)</text:p>
          </table:table-cell>
          <table:table-cell table:formula="of:=MID([.B5]; 1; FIND(&quot;%&quot;; [.B5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21.4% of GDP (2012)</text:p>
          </table:table-cell>
          <table:table-cell table:formula="of:=MID([.B6]; 1; FIND(&quot;%&quot;; [.B6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39.2% of GDP (2014 est.)</text:p>
          </table:table-cell>
          <table:table-cell table:formula="of:=MID([.B7]; 1; FIND(&quot;%&quot;; [.B7])-1)" office:value-type="string" office:string-value="39.2" calcext:value-type="string">
            <text:p>3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36.6% of GDP (2014 est.)</text:p>
          </table:table-cell>
          <table:table-cell table:formula="of:=MID([.B8]; 1; FIND(&quot;%&quot;; [.B8])-1)" office:value-type="string" office:string-value="36.6" calcext:value-type="string">
            <text:p>3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19.4% of GDP (2014 est.)</text:p>
          </table:table-cell>
          <table:table-cell table:formula="of:=MID([.B9]; 1; FIND(&quot;%&quot;; [.B9])-1)" office:value-type="string" office:string-value="19.4" calcext:value-type="string">
            <text:p>1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21.9% of GDP (2014 est.)</text:p>
          </table:table-cell>
          <table:table-cell table:formula="of:=MID([.B10]; 1; FIND(&quot;%&quot;; [.B10])-1)" office:value-type="string" office:string-value="21.9" calcext:value-type="string">
            <text:p>2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25.4% of GDP (2014 est.)</text:p>
          </table:table-cell>
          <table:table-cell table:formula="of:=MID([.B11]; 1; FIND(&quot;%&quot;; [.B11])-1)" office:value-type="string" office:string-value="25.4" calcext:value-type="string">
            <text:p>2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24.7% of GDP (2014 est.)</text:p>
          </table:table-cell>
          <table:table-cell table:formula="of:=MID([.B12]; 1; FIND(&quot;%&quot;; [.B12])-1)" office:value-type="string" office:string-value="24.7" calcext:value-type="string">
            <text:p>2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33.3% of GDP (2014 est.)</text:p>
          </table:table-cell>
          <table:table-cell table:formula="of:=MID([.B13]; 1; FIND(&quot;%&quot;; [.B13])-1)" office:value-type="string" office:string-value="33.3" calcext:value-type="string">
            <text:p>3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50% of GDP (2014 est.)</text:p>
          </table:table-cell>
          <table:table-cell table:formula="of:=MID([.B14]; 1; FIND(&quot;%&quot;; [.B14])-1)" office:value-type="string" office:string-value="50" calcext:value-type="string">
            <text:p>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31.1% of GDP (2014 est.)</text:p>
          </table:table-cell>
          <table:table-cell table:formula="of:=MID([.B15]; 1; FIND(&quot;%&quot;; [.B15])-1)" office:value-type="string" office:string-value="31.1" calcext:value-type="string">
            <text:p>3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19.7% of GDP (2014 est.)</text:p>
          </table:table-cell>
          <table:table-cell table:formula="of:=MID([.B16]; 1; FIND(&quot;%&quot;; [.B16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22.9% of GDP (2013 est.)</text:p>
          </table:table-cell>
          <table:table-cell table:formula="of:=MID([.B17]; 1; FIND(&quot;%&quot;; [.B17])-1)" office:value-type="string" office:string-value="22.9" calcext:value-type="string">
            <text:p>2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9.7% of GDP (2014 est.)</text:p>
          </table:table-cell>
          <table:table-cell table:formula="of:=MID([.B18]; 1; FIND(&quot;%&quot;; [.B18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25.7% of GDP (2014 est.)</text:p>
          </table:table-cell>
          <table:table-cell table:formula="of:=MID([.B19]; 1; FIND(&quot;%&quot;; [.B19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35.3% of GDP (2014 est.)</text:p>
          </table:table-cell>
          <table:table-cell table:formula="of:=MID([.B20]; 1; FIND(&quot;%&quot;; [.B20])-1)" office:value-type="string" office:string-value="35.3" calcext:value-type="string">
            <text:p>3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50.7% of GDP (2014 est.)</text:p>
          </table:table-cell>
          <table:table-cell table:formula="of:=MID([.B21]; 1; FIND(&quot;%&quot;; [.B21])-1)" office:value-type="string" office:string-value="50.7" calcext:value-type="string">
            <text:p>5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27% of GDP (2014 est.)</text:p>
          </table:table-cell>
          <table:table-cell table:formula="of:=MID([.B22]; 1; FIND(&quot;%&quot;; [.B22])-1)" office:value-type="string" office:string-value="27" calcext:value-type="string">
            <text:p>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20.4% of GDP (2014 est.)</text:p>
          </table:table-cell>
          <table:table-cell table:formula="of:=MID([.B23]; 1; FIND(&quot;%&quot;; [.B23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d.html" xlink:type="simple">Bermuda</text:a></text:p>
          </table:table-cell>
          <table:table-cell office:value-type="string" calcext:value-type="string">
            <text:p>17.3% of GDP (FY14/15 est.)</text:p>
          </table:table-cell>
          <table:table-cell table:formula="of:=MID([.B24]; 1; FIND(&quot;%&quot;; [.B24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19.5% of GDP (2014 est.)</text:p>
          </table:table-cell>
          <table:table-cell table:formula="of:=MID([.B25]; 1; FIND(&quot;%&quot;; [.B25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48.7% of GDP (2014 est.)</text:p>
          </table:table-cell>
          <table:table-cell table:formula="of:=MID([.B26]; 1; FIND(&quot;%&quot;; [.B26])-1)" office:value-type="string" office:string-value="48.7" calcext:value-type="string">
            <text:p>4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44.4% of GDP (2014 est.)</text:p>
          </table:table-cell>
          <table:table-cell table:formula="of:=MID([.B27]; 1; FIND(&quot;%&quot;; [.B27])-1)" office:value-type="string" office:string-value="44.4" calcext:value-type="string">
            <text:p>4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33.4% of GDP (2014 est.)</text:p>
          </table:table-cell>
          <table:table-cell table:formula="of:=MID([.B28]; 1; FIND(&quot;%&quot;; [.B28])-1)" office:value-type="string" office:string-value="33.4" calcext:value-type="string">
            <text:p>3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38.4% of GDP (2014 est.)</text:p>
          </table:table-cell>
          <table:table-cell table:formula="of:=MID([.B29]; 1; FIND(&quot;%&quot;; [.B29])-1)" office:value-type="string" office:string-value="38.4" calcext:value-type="string">
            <text:p>3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i.html" xlink:type="simple">British Virgin Islands</text:a></text:p>
          </table:table-cell>
          <table:table-cell office:value-type="string" calcext:value-type="string">
            <text:p>27.4% of GDP (2014 est.)</text:p>
          </table:table-cell>
          <table:table-cell table:formula="of:=MID([.B30]; 1; FIND(&quot;%&quot;; [.B30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50.3% of GDP (2014 est.)</text:p>
          </table:table-cell>
          <table:table-cell table:formula="of:=MID([.B31]; 1; FIND(&quot;%&quot;; [.B31])-1)" office:value-type="string" office:string-value="50.3" calcext:value-type="string">
            <text:p>5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35.6% of GDP (2014 est.)</text:p>
          </table:table-cell>
          <table:table-cell table:formula="of:=MID([.B32]; 1; FIND(&quot;%&quot;; [.B32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24.2% of GDP (2014 est.)</text:p>
          </table:table-cell>
          <table:table-cell table:formula="of:=MID([.B33]; 1; FIND(&quot;%&quot;; [.B33])-1)" office:value-type="string" office:string-value="24.2" calcext:value-type="string">
            <text:p>2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4.5% of GDP (2014 est.)</text:p>
          </table:table-cell>
          <table:table-cell table:formula="of:=MID([.B34]; 1; FIND(&quot;%&quot;; [.B34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27.9% of GDP (2014 est.)</text:p>
          </table:table-cell>
          <table:table-cell table:formula="of:=MID([.B35]; 1; FIND(&quot;%&quot;; [.B35])-1)" office:value-type="string" office:string-value="27.9" calcext:value-type="string">
            <text:p>2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24.2% of GDP (2014 est.)</text:p>
          </table:table-cell>
          <table:table-cell table:formula="of:=MID([.B36]; 1; FIND(&quot;%&quot;; [.B36])-1)" office:value-type="string" office:string-value="24.2" calcext:value-type="string">
            <text:p>2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15.8% of GDP (2014 est.)</text:p>
          </table:table-cell>
          <table:table-cell table:formula="of:=MID([.B37]; 1; FIND(&quot;%&quot;; [.B37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17.1% of GDP (2014 est.)</text:p>
          </table:table-cell>
          <table:table-cell table:formula="of:=MID([.B38]; 1; FIND(&quot;%&quot;; [.B38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37.6% of GDP (2014 est.)</text:p>
          </table:table-cell>
          <table:table-cell table:formula="of:=MID([.B39]; 1; FIND(&quot;%&quot;; [.B39])-1)" office:value-type="string" office:string-value="37.6" calcext:value-type="string">
            <text:p>3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j.html" xlink:type="simple">Cayman Islands</text:a></text:p>
          </table:table-cell>
          <table:table-cell office:value-type="string" calcext:value-type="string">
            <text:p>35% of GDP (2014 est.)</text:p>
          </table:table-cell>
          <table:table-cell table:formula="of:=MID([.B40]; 1; FIND(&quot;%&quot;; [.B40])-1)" office:value-type="string" office:string-value="35" calcext:value-type="string">
            <text:p>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9.1% of GDP (2014 est.)</text:p>
          </table:table-cell>
          <table:table-cell table:formula="of:=MID([.B41]; 1; FIND(&quot;%&quot;; [.B41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18.2% of GDP (2014 est.)</text:p>
          </table:table-cell>
          <table:table-cell table:formula="of:=MID([.B42]; 1; FIND(&quot;%&quot;; [.B42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19.2% of GDP (2014 est.)</text:p>
          </table:table-cell>
          <table:table-cell table:formula="of:=MID([.B43]; 1; FIND(&quot;%&quot;; [.B43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22.1% of GDP (2014 est.)</text:p>
          </table:table-cell>
          <table:table-cell table:formula="of:=MID([.B44]; 1; FIND(&quot;%&quot;; [.B44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28.5% of GDP (2014 est.)</text:p>
          </table:table-cell>
          <table:table-cell table:formula="of:=MID([.B45]; 1; FIND(&quot;%&quot;; [.B45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24.3% of GDP (2014 est.)</text:p>
          </table:table-cell>
          <table:table-cell table:formula="of:=MID([.B46]; 1; FIND(&quot;%&quot;; [.B46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14.4% of GDP (2014 est.)</text:p>
          </table:table-cell>
          <table:table-cell table:formula="of:=MID([.B47]; 1; FIND(&quot;%&quot;; [.B47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46.1% of GDP (2014 est.)</text:p>
          </table:table-cell>
          <table:table-cell table:formula="of:=MID([.B48]; 1; FIND(&quot;%&quot;; [.B48])-1)" office:value-type="string" office:string-value="46.1" calcext:value-type="string">
            <text:p>4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w.html" xlink:type="simple">Cook Islands</text:a></text:p>
          </table:table-cell>
          <table:table-cell office:value-type="string" calcext:value-type="string">
            <text:p>38.7% of GDP (FY05/06 est.)</text:p>
          </table:table-cell>
          <table:table-cell table:formula="of:=MID([.B49]; 1; FIND(&quot;%&quot;; [.B49])-1)" office:value-type="string" office:string-value="38.7" calcext:value-type="string">
            <text:p>3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13.7% of GDP (2014 est.)</text:p>
          </table:table-cell>
          <table:table-cell table:formula="of:=MID([.B50]; 1; FIND(&quot;%&quot;; [.B50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21.3% of GDP (2014 est.)</text:p>
          </table:table-cell>
          <table:table-cell table:formula="of:=MID([.B51]; 1; FIND(&quot;%&quot;; [.B51])-1)" office:value-type="string" office:string-value="21.3" calcext:value-type="string">
            <text:p>2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34.7% of GDP (2014 est.)</text:p>
          </table:table-cell>
          <table:table-cell table:formula="of:=MID([.B52]; 1; FIND(&quot;%&quot;; [.B52])-1)" office:value-type="string" office:string-value="34.7" calcext:value-type="string">
            <text:p>3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2.4% of GDP (2013 est.)</text:p>
          </table:table-cell>
          <table:table-cell table:formula="of:=MID([.B53]; 1; FIND(&quot;%&quot;; [.B53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c.html" xlink:type="simple">Curacao</text:a></text:p>
          </table:table-cell>
          <table:table-cell office:value-type="string" calcext:value-type="string">
            <text:p>16.6% of GDP (2012 est.)</text:p>
          </table:table-cell>
          <table:table-cell table:formula="of:=MID([.B54]; 1; FIND(&quot;%&quot;; [.B54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39.3% of GDP (2014 est.)</text:p>
          </table:table-cell>
          <table:table-cell table:formula="of:=MID([.B55]; 1; FIND(&quot;%&quot;; [.B55])-1)" office:value-type="string" office:string-value="39.3" calcext:value-type="string">
            <text:p>3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41% of GDP (2014 est.)</text:p>
          </table:table-cell>
          <table:table-cell table:formula="of:=MID([.B56]; 1; FIND(&quot;%&quot;; [.B56])-1)" office:value-type="string" office:string-value="41" calcext:value-type="string">
            <text:p>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55.5% of GDP (2014 est.)</text:p>
          </table:table-cell>
          <table:table-cell table:formula="of:=MID([.B57]; 1; FIND(&quot;%&quot;; [.B57])-1)" office:value-type="string" office:string-value="55.5" calcext:value-type="string">
            <text:p>5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35.6% of GDP (2014 est.)</text:p>
          </table:table-cell>
          <table:table-cell table:formula="of:=MID([.B58]; 1; FIND(&quot;%&quot;; [.B58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28.8% of GDP (2013 est.)</text:p>
          </table:table-cell>
          <table:table-cell table:formula="of:=MID([.B59]; 1; FIND(&quot;%&quot;; [.B59])-1)" office:value-type="string" office:string-value="28.8" calcext:value-type="string">
            <text:p>2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15.8% of GDP (2014 est.)</text:p>
          </table:table-cell>
          <table:table-cell table:formula="of:=MID([.B60]; 1; FIND(&quot;%&quot;; [.B60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39.3% of GDP (2014 est.)</text:p>
          </table:table-cell>
          <table:table-cell table:formula="of:=MID([.B61]; 1; FIND(&quot;%&quot;; [.B61])-1)" office:value-type="string" office:string-value="39.3" calcext:value-type="string">
            <text:p>3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23% of GDP (2014 est.)</text:p>
          </table:table-cell>
          <table:table-cell table:formula="of:=MID([.B62]; 1; FIND(&quot;%&quot;; [.B62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20.3% of GDP (2014 est.)</text:p>
          </table:table-cell>
          <table:table-cell table:formula="of:=MID([.B63]; 1; FIND(&quot;%&quot;; [.B63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33.8% of GDP (2014 est.)</text:p>
          </table:table-cell>
          <table:table-cell table:formula="of:=MID([.B64]; 1; FIND(&quot;%&quot;; [.B64])-1)" office:value-type="string" office:string-value="33.8" calcext:value-type="string">
            <text:p>3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29.6% of GDP (2014 est.)</text:p>
          </table:table-cell>
          <table:table-cell table:formula="of:=MID([.B65]; 1; FIND(&quot;%&quot;; [.B65])-1)" office:value-type="string" office:string-value="29.6" calcext:value-type="string">
            <text:p>2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37.2% of GDP (2014 est.)</text:p>
          </table:table-cell>
          <table:table-cell table:formula="of:=MID([.B66]; 1; FIND(&quot;%&quot;; [.B66])-1)" office:value-type="string" office:string-value="37.2" calcext:value-type="string">
            <text:p>3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15.2% of GDP (2014 est.)</text:p>
          </table:table-cell>
          <table:table-cell table:formula="of:=MID([.B67]; 1; FIND(&quot;%&quot;; [.B67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k.html" xlink:type="simple">Falkland Islands (Islas Malvinas)</text:a></text:p>
          </table:table-cell>
          <table:table-cell office:value-type="string" calcext:value-type="string">
            <text:p>40.8% of GDP (FY09/10)</text:p>
          </table:table-cell>
          <table:table-cell table:formula="of:=MID([.B68]; 1; FIND(&quot;%&quot;; [.B68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o.html" xlink:type="simple">Faroe Islands</text:a></text:p>
          </table:table-cell>
          <table:table-cell office:value-type="string" calcext:value-type="string">
            <text:p>44.2% of GDP (2010 est.)</text:p>
          </table:table-cell>
          <table:table-cell table:formula="of:=MID([.B69]; 1; FIND(&quot;%&quot;; [.B69])-1)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32.8% of GDP (2014 est.)</text:p>
          </table:table-cell>
          <table:table-cell table:formula="of:=MID([.B70]; 1; FIND(&quot;%&quot;; [.B70])-1)" office:value-type="string" office:string-value="32.8" calcext:value-type="string">
            <text:p>3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53% of GDP (2014 est.)</text:p>
          </table:table-cell>
          <table:table-cell table:formula="of:=MID([.B71]; 1; FIND(&quot;%&quot;; [.B71])-1)" office:value-type="string" office:string-value="53" calcext:value-type="string">
            <text:p>5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51.9% of GDP (2014 est.)</text:p>
          </table:table-cell>
          <table:table-cell table:formula="of:=MID([.B72]; 1; FIND(&quot;%&quot;; [.B72])-1)" office:value-type="string" office:string-value="51.9" calcext:value-type="string">
            <text:p>5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p.html" xlink:type="simple">French Polynesia</text:a></text:p>
          </table:table-cell>
          <table:table-cell office:value-type="string" calcext:value-type="string">
            <text:p>26.4% of GDP (2012)</text:p>
          </table:table-cell>
          <table:table-cell table:formula="of:=MID([.B73]; 1; FIND(&quot;%&quot;; [.B73])-1)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27.5% of GDP (2014 est.)</text:p>
          </table:table-cell>
          <table:table-cell table:formula="of:=MID([.B74]; 1; FIND(&quot;%&quot;; [.B74])-1)" office:value-type="string" office:string-value="27.5" calcext:value-type="string">
            <text:p>2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19.3% of GDP (2014 est.)</text:p>
          </table:table-cell>
          <table:table-cell table:formula="of:=MID([.B75]; 1; FIND(&quot;%&quot;; [.B75])-1)" office:value-type="string" office:string-value="19.3" calcext:value-type="string">
            <text:p>1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28.5% of GDP (2014 est.)</text:p>
          </table:table-cell>
          <table:table-cell table:formula="of:=MID([.B76]; 1; FIND(&quot;%&quot;; [.B76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44% of GDP (2014 est.)</text:p>
          </table:table-cell>
          <table:table-cell table:formula="of:=MID([.B77]; 1; FIND(&quot;%&quot;; [.B77])-1)" office:value-type="string" office:string-value="44" calcext:value-type="string">
            <text:p>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23.2% of GDP (2014 est.)</text:p>
          </table:table-cell>
          <table:table-cell table:formula="of:=MID([.B78]; 1; FIND(&quot;%&quot;; [.B78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i.html" xlink:type="simple">Gibraltar</text:a></text:p>
          </table:table-cell>
          <table:table-cell office:value-type="string" calcext:value-type="string">
            <text:p>25.7% of GDP (2008 est.)</text:p>
          </table:table-cell>
          <table:table-cell table:formula="of:=MID([.B79]; 1; FIND(&quot;%&quot;; [.B79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48.5% of GDP (2014 est.)</text:p>
          </table:table-cell>
          <table:table-cell table:formula="of:=MID([.B80]; 1; FIND(&quot;%&quot;; [.B80])-1)" office:value-type="string" office:string-value="48.5" calcext:value-type="string">
            <text:p>4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l.html" xlink:type="simple">Greenland</text:a></text:p>
          </table:table-cell>
          <table:table-cell office:value-type="string" calcext:value-type="string">
            <text:p>79.6% of GDP (2010)</text:p>
          </table:table-cell>
          <table:table-cell table:formula="of:=MID([.B81]; 1; FIND(&quot;%&quot;; [.B81])-1)" office:value-type="string" office:string-value="79.6" calcext:value-type="string">
            <text:p>7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20.1% of GDP (2012 est.)</text:p>
          </table:table-cell>
          <table:table-cell table:formula="of:=MID([.B82]; 1; FIND(&quot;%&quot;; [.B82])-1)" office:value-type="string" office:string-value="20.1" calcext:value-type="string">
            <text:p>2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q.html" xlink:type="simple">Guam</text:a></text:p>
          </table:table-cell>
          <table:table-cell office:value-type="string" calcext:value-type="string">
            <text:p>24.9% of GDP (2013 est.)</text:p>
          </table:table-cell>
          <table:table-cell table:formula="of:=MID([.B83]; 1; FIND(&quot;%&quot;; [.B83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11.6% of GDP (2014 est.)</text:p>
          </table:table-cell>
          <table:table-cell table:formula="of:=MID([.B84]; 1; FIND(&quot;%&quot;; [.B84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k.html" xlink:type="simple">Guernsey</text:a></text:p>
          </table:table-cell>
          <table:table-cell office:value-type="string" calcext:value-type="string">
            <text:p>20.6% of GDP (2005)</text:p>
          </table:table-cell>
          <table:table-cell table:formula="of:=MID([.B85]; 1; FIND(&quot;%&quot;; [.B85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13.7% of GDP (2014 est.)</text:p>
          </table:table-cell>
          <table:table-cell table:formula="of:=MID([.B86]; 1; FIND(&quot;%&quot;; [.B86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22.5% of GDP (2014 est.)</text:p>
          </table:table-cell>
          <table:table-cell table:formula="of:=MID([.B87]; 1; FIND(&quot;%&quot;; [.B87])-1)" office:value-type="string" office:string-value="22.5" calcext:value-type="string">
            <text:p>2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23.3% of GDP (2014 est.)</text:p>
          </table:table-cell>
          <table:table-cell table:formula="of:=MID([.B88]; 1; FIND(&quot;%&quot;; [.B88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20% of GDP (2014 est.)</text:p>
          </table:table-cell>
          <table:table-cell table:formula="of:=MID([.B89]; 1; FIND(&quot;%&quot;; [.B89])-1)" office:value-type="string" office:string-value="20" calcext:value-type="string">
            <text:p>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t.html" xlink:type="simple">Holy See (Vatican City)</text:a></text:p>
          </table:table-cell>
          <table:table-cell office:value-type="string" calcext:value-type="string">
            <text:p>NA%</text:p>
          </table:table-cell>
          <table:table-cell table:formula="of:=MID([.B90]; 1; FIND(&quot;%&quot;; [.B90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17.3% of GDP (2014 est.)</text:p>
          </table:table-cell>
          <table:table-cell table:formula="of:=MID([.B91]; 1; FIND(&quot;%&quot;; [.B91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19.7% of GDP (2014 est.)</text:p>
          </table:table-cell>
          <table:table-cell table:formula="of:=MID([.B92]; 1; FIND(&quot;%&quot;; [.B92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51.1% of GDP (2014 est.)</text:p>
          </table:table-cell>
          <table:table-cell table:formula="of:=MID([.B93]; 1; FIND(&quot;%&quot;; [.B93])-1)" office:value-type="string" office:string-value="51.1" calcext:value-type="string">
            <text:p>5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45.3% of GDP (2014 est.)</text:p>
          </table:table-cell>
          <table:table-cell table:formula="of:=MID([.B94]; 1; FIND(&quot;%&quot;; [.B94])-1)" office:value-type="string" office:string-value="45.3" calcext:value-type="string">
            <text:p>4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9.1% of GDP (2014 est.)</text:p>
          </table:table-cell>
          <table:table-cell table:formula="of:=MID([.B95]; 1; FIND(&quot;%&quot;; [.B95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15.7% of GDP (2014 est.)</text:p>
          </table:table-cell>
          <table:table-cell table:formula="of:=MID([.B96]; 1; FIND(&quot;%&quot;; [.B96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15% of GDP (2014 est.)</text:p>
          </table:table-cell>
          <table:table-cell table:formula="of:=MID([.B97]; 1; FIND(&quot;%&quot;; [.B97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43.6% of GDP (2014 est.)</text:p>
          </table:table-cell>
          <table:table-cell table:formula="of:=MID([.B98]; 1; FIND(&quot;%&quot;; [.B98])-1)" office:value-type="string" office:string-value="43.6" calcext:value-type="string">
            <text:p>4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32.8% of GDP (2014 est.)</text:p>
          </table:table-cell>
          <table:table-cell table:formula="of:=MID([.B99]; 1; FIND(&quot;%&quot;; [.B99])-1)" office:value-type="string" office:string-value="32.8" calcext:value-type="string">
            <text:p>3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m.html" xlink:type="simple">Isle of Man</text:a></text:p>
          </table:table-cell>
          <table:table-cell office:value-type="string" calcext:value-type="string">
            <text:p>23.7% of GDP (FY05/06 est.)</text:p>
          </table:table-cell>
          <table:table-cell table:formula="of:=MID([.B100]; 1; FIND(&quot;%&quot;; [.B100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24.1% of GDP (2014 est.)</text:p>
          </table:table-cell>
          <table:table-cell table:formula="of:=MID([.B101]; 1; FIND(&quot;%&quot;; [.B101])-1)" office:value-type="string" office:string-value="24.1" calcext:value-type="string">
            <text:p>2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46.5% of GDP (2014 est.)</text:p>
          </table:table-cell>
          <table:table-cell table:formula="of:=MID([.B102]; 1; FIND(&quot;%&quot;; [.B102])-1)" office:value-type="string" office:string-value="46.5" calcext:value-type="string">
            <text:p>4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27.5% of GDP (2014 est.)</text:p>
          </table:table-cell>
          <table:table-cell table:formula="of:=MID([.B103]; 1; FIND(&quot;%&quot;; [.B103])-1)" office:value-type="string" office:string-value="27.5" calcext:value-type="string">
            <text:p>2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31.7% of GDP (2013 est.)</text:p>
          </table:table-cell>
          <table:table-cell table:formula="of:=MID([.B104]; 1; FIND(&quot;%&quot;; [.B104])-1)" office:value-type="string" office:string-value="31.7" calcext:value-type="string">
            <text:p>3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e.html" xlink:type="simple">Jersey</text:a></text:p>
          </table:table-cell>
          <table:table-cell office:value-type="string" calcext:value-type="string">
            <text:p>14.4% of GDP (2005)</text:p>
          </table:table-cell>
          <table:table-cell table:formula="of:=MID([.B105]; 1; FIND(&quot;%&quot;; [.B105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26.9% of GDP (2014 est.)</text:p>
          </table:table-cell>
          <table:table-cell table:formula="of:=MID([.B106]; 1; FIND(&quot;%&quot;; [.B106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18.6% of GDP (2014 est.)</text:p>
          </table:table-cell>
          <table:table-cell table:formula="of:=MID([.B107]; 1; FIND(&quot;%&quot;; [.B107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18.8% of GDP (2014 est.)</text:p>
          </table:table-cell>
          <table:table-cell table:formula="of:=MID([.B108]; 1; FIND(&quot;%&quot;; [.B108])-1)" office:value-type="string" office:string-value="18.8" calcext:value-type="string">
            <text:p>18.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kr.html" xlink:type="simple">Kiribati</text:a></text:p>
          </table:table-cell>
          <table:table-cell office:value-type="string" calcext:value-type="string">
            <text:p>120.7% of GDP (2013 est.)</text:p>
          </table:table-cell>
          <table:table-cell table:formula="of:=MID([.B109]; 1; FIND(&quot;%&quot;; [.B109])-1)" office:value-type="string" office:string-value="120.7" calcext:value-type="string">
            <text:p>120.7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kn.html" xlink:type="simple">Korea, North</text:a></text:p>
          </table:table-cell>
          <table:table-cell office:value-type="string" calcext:value-type="string">
            <text:p>11.4% of GDP</text:p>
            <text:p>note: excludes earnings from state-operated enterprises (2007 est.)</text:p>
          </table:table-cell>
          <table:table-cell table:formula="of:=MID([.B110]; 1; FIND(&quot;%&quot;; [.B110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24.9% of GDP (2014 est.)</text:p>
          </table:table-cell>
          <table:table-cell table:formula="of:=MID([.B111]; 1; FIND(&quot;%&quot;; [.B111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v.html" xlink:type="simple">Kosovo</text:a></text:p>
          </table:table-cell>
          <table:table-cell office:value-type="string" calcext:value-type="string">
            <text:p>23.3% of GDP (2014 est.)</text:p>
          </table:table-cell>
          <table:table-cell table:formula="of:=MID([.B112]; 1; FIND(&quot;%&quot;; [.B112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69.7% of GDP (2014 est.)</text:p>
          </table:table-cell>
          <table:table-cell table:formula="of:=MID([.B113]; 1; FIND(&quot;%&quot;; [.B113])-1)" office:value-type="string" office:string-value="69.7" calcext:value-type="string">
            <text:p>6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26.6% of GDP (2014 est.)</text:p>
          </table:table-cell>
          <table:table-cell table:formula="of:=MID([.B114]; 1; FIND(&quot;%&quot;; [.B114])-1)" office:value-type="string" office:string-value="26.6" calcext:value-type="string">
            <text:p>2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23.4% of GDP (2014 est.)</text:p>
          </table:table-cell>
          <table:table-cell table:formula="of:=MID([.B115]; 1; FIND(&quot;%&quot;; [.B115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36.4% of GDP (2014 est.)</text:p>
          </table:table-cell>
          <table:table-cell table:formula="of:=MID([.B116]; 1; FIND(&quot;%&quot;; [.B116])-1)" office:value-type="string" office:string-value="36.4" calcext:value-type="string">
            <text:p>3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21.6% of GDP (2014 est.)</text:p>
          </table:table-cell>
          <table:table-cell table:formula="of:=MID([.B117]; 1; FIND(&quot;%&quot;; [.B117])-1)" office:value-type="string" office:string-value="21.6" calcext:value-type="string">
            <text:p>2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55.3% of GDP (2014 est.)</text:p>
          </table:table-cell>
          <table:table-cell table:formula="of:=MID([.B118]; 1; FIND(&quot;%&quot;; [.B118])-1)" office:value-type="string" office:string-value="55.3" calcext:value-type="string">
            <text:p>5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23.7% of GDP (2014 est.)</text:p>
          </table:table-cell>
          <table:table-cell table:formula="of:=MID([.B119]; 1; FIND(&quot;%&quot;; [.B119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37% of GDP (2014 est.)</text:p>
          </table:table-cell>
          <table:table-cell table:formula="of:=MID([.B120]; 1; FIND(&quot;%&quot;; [.B120])-1)" office:value-type="string" office:string-value="37" calcext:value-type="string">
            <text:p>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s.html" xlink:type="simple">Liechtenstein</text:a></text:p>
          </table:table-cell>
          <table:table-cell office:value-type="string" calcext:value-type="string">
            <text:p>19.5% of GDP (2012 est.)</text:p>
          </table:table-cell>
          <table:table-cell table:formula="of:=MID([.B121]; 1; FIND(&quot;%&quot;; [.B121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32.2% of GDP (2014 est.)</text:p>
          </table:table-cell>
          <table:table-cell table:formula="of:=MID([.B122]; 1; FIND(&quot;%&quot;; [.B122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43.7% of GDP (2014 est.)</text:p>
          </table:table-cell>
          <table:table-cell table:formula="of:=MID([.B123]; 1; FIND(&quot;%&quot;; [.B123])-1)" office:value-type="string" office:string-value="43.7" calcext:value-type="string">
            <text:p>4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c.html" xlink:type="simple">Macau</text:a></text:p>
          </table:table-cell>
          <table:table-cell office:value-type="string" calcext:value-type="string">
            <text:p>45.1% of GDP (2014 est.)</text:p>
          </table:table-cell>
          <table:table-cell table:formula="of:=MID([.B124]; 1; FIND(&quot;%&quot;; [.B124])-1)" office:value-type="string" office:string-value="45.1" calcext:value-type="string">
            <text:p>4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26.5% of GDP (2014 est.)</text:p>
          </table:table-cell>
          <table:table-cell table:formula="of:=MID([.B125]; 1; FIND(&quot;%&quot;; [.B125])-1)" office:value-type="string" office:string-value="26.5" calcext:value-type="string">
            <text:p>2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21.2% of GDP (2014 est.)</text:p>
          </table:table-cell>
          <table:table-cell table:formula="of:=MID([.B126]; 1; FIND(&quot;%&quot;; [.B126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28.7% of GDP (2014 est.)</text:p>
          </table:table-cell>
          <table:table-cell table:formula="of:=MID([.B127]; 1; FIND(&quot;%&quot;; [.B127])-1)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20.2% of GDP (2014 est.)</text:p>
          </table:table-cell>
          <table:table-cell table:formula="of:=MID([.B128]; 1; FIND(&quot;%&quot;; [.B128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31.7% of GDP (2013 est.)</text:p>
          </table:table-cell>
          <table:table-cell table:formula="of:=MID([.B129]; 1; FIND(&quot;%&quot;; [.B129])-1)" office:value-type="string" office:string-value="31.7" calcext:value-type="string">
            <text:p>3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22.4% of GDP (2014 est.)</text:p>
          </table:table-cell>
          <table:table-cell table:formula="of:=MID([.B130]; 1; FIND(&quot;%&quot;; [.B130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44.7% of GDP (2015 est.)</text:p>
          </table:table-cell>
          <table:table-cell table:formula="of:=MID([.B131]; 1; FIND(&quot;%&quot;; [.B131])-1)" office:value-type="string" office:string-value="44.7" calcext:value-type="string">
            <text:p>4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m.html" xlink:type="simple">Marshall Islands</text:a></text:p>
          </table:table-cell>
          <table:table-cell office:value-type="string" calcext:value-type="string">
            <text:p>63.8% of GDP (2013 est.)</text:p>
          </table:table-cell>
          <table:table-cell table:formula="of:=MID([.B132]; 1; FIND(&quot;%&quot;; [.B132])-1)" office:value-type="string" office:string-value="63.8" calcext:value-type="string">
            <text:p>6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45.6% of GDP (2014 est.)</text:p>
          </table:table-cell>
          <table:table-cell table:formula="of:=MID([.B133]; 1; FIND(&quot;%&quot;; [.B133])-1)" office:value-type="string" office:string-value="45.6" calcext:value-type="string">
            <text:p>4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22% of GDP (2014 est.)</text:p>
          </table:table-cell>
          <table:table-cell table:formula="of:=MID([.B134]; 1; FIND(&quot;%&quot;; [.B134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23.2% of GDP (2014 est.)</text:p>
          </table:table-cell>
          <table:table-cell table:formula="of:=MID([.B135]; 1; FIND(&quot;%&quot;; [.B135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63% of GDP (2013 est.)</text:p>
          </table:table-cell>
          <table:table-cell table:formula="of:=MID([.B136]; 1; FIND(&quot;%&quot;; [.B136])-1)" office:value-type="string" office:string-value="63" calcext:value-type="string">
            <text:p>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37.7% of GDP (2014 est.)</text:p>
          </table:table-cell>
          <table:table-cell table:formula="of:=MID([.B137]; 1; FIND(&quot;%&quot;; [.B137])-1)" office:value-type="string" office:string-value="37.7" calcext:value-type="string">
            <text:p>3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17.5% of GDP (2011 est.)</text:p>
          </table:table-cell>
          <table:table-cell table:formula="of:=MID([.B138]; 1; FIND(&quot;%&quot;; [.B138])-1)" office:value-type="string" office:string-value="17.5" calcext:value-type="string">
            <text:p>1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30.1% of GDP (2014 est.)</text:p>
          </table:table-cell>
          <table:table-cell table:formula="of:=MID([.B139]; 1; FIND(&quot;%&quot;; [.B139])-1)" office:value-type="string" office:string-value="30.1" calcext:value-type="string">
            <text:p>3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33.5% of GDP (2014 est.)</text:p>
          </table:table-cell>
          <table:table-cell table:formula="of:=MID([.B140]; 1; FIND(&quot;%&quot;; [.B140])-1)" office:value-type="string" office:string-value="33.5" calcext:value-type="string">
            <text:p>3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26.1% of GDP (2014 est.)</text:p>
          </table:table-cell>
          <table:table-cell table:formula="of:=MID([.B141]; 1; FIND(&quot;%&quot;; [.B141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32.1% of GDP (2014 est.)</text:p>
          </table:table-cell>
          <table:table-cell table:formula="of:=MID([.B142]; 1; FIND(&quot;%&quot;; [.B142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38.3% of GDP (2014 est.)</text:p>
          </table:table-cell>
          <table:table-cell table:formula="of:=MID([.B143]; 1; FIND(&quot;%&quot;; [.B143])-1)" office:value-type="string" office:string-value="38.3" calcext:value-type="string">
            <text:p>3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20.8% of GDP (2014 est.)</text:p>
          </table:table-cell>
          <table:table-cell table:formula="of:=MID([.B144]; 1; FIND(&quot;%&quot;; [.B144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47% of GDP (2014 est.)</text:p>
          </table:table-cell>
          <table:table-cell table:formula="of:=MID([.B145]; 1; FIND(&quot;%&quot;; [.B145])-1)" office:value-type="string" office:string-value="47" calcext:value-type="string">
            <text:p>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41.1% of GDP (2014 est.)</text:p>
          </table:table-cell>
          <table:table-cell table:formula="of:=MID([.B146]; 1; FIND(&quot;%&quot;; [.B146])-1)" office:value-type="string" office:string-value="41.1" calcext:value-type="string">
            <text:p>4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24.5% of GDP (2014 est.)</text:p>
          </table:table-cell>
          <table:table-cell table:formula="of:=MID([.B147]; 1; FIND(&quot;%&quot;; [.B147])-1)" office:value-type="string" office:string-value="24.5" calcext:value-type="string">
            <text:p>2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3.8% of GDP (2014 est.)</text:p>
          </table:table-cell>
          <table:table-cell table:formula="of:=MID([.B148]; 1; FIND(&quot;%&quot;; [.B148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21.2% of GDP (2014 est.)</text:p>
          </table:table-cell>
          <table:table-cell table:formula="of:=MID([.B149]; 1; FIND(&quot;%&quot;; [.B149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q.html" xlink:type="simple">Northern Mariana Islands</text:a></text:p>
          </table:table-cell>
          <table:table-cell office:value-type="string" calcext:value-type="string">
            <text:p>20% of GDP (2013 est.)</text:p>
          </table:table-cell>
          <table:table-cell table:formula="of:=MID([.B150]; 1; FIND(&quot;%&quot;; [.B150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57.5% of GDP (2014 est.)</text:p>
          </table:table-cell>
          <table:table-cell table:formula="of:=MID([.B151]; 1; FIND(&quot;%&quot;; [.B151])-1)" office:value-type="string" office:string-value="57.5" calcext:value-type="string">
            <text:p>5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49.8% of GDP (2014 est.)</text:p>
          </table:table-cell>
          <table:table-cell table:formula="of:=MID([.B152]; 1; FIND(&quot;%&quot;; [.B152])-1)" office:value-type="string" office:string-value="49.8" calcext:value-type="string">
            <text:p>4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15.5% of GDP (FY2014 est.)</text:p>
          </table:table-cell>
          <table:table-cell table:formula="of:=MID([.B153]; 1; FIND(&quot;%&quot;; [.B153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s.html" xlink:type="simple">Palau</text:a></text:p>
          </table:table-cell>
          <table:table-cell office:value-type="string" calcext:value-type="string">
            <text:p>19% of GDP (2012 est.)</text:p>
          </table:table-cell>
          <table:table-cell table:formula="of:=MID([.B154]; 1; FIND(&quot;%&quot;; [.B154])-1)" office:value-type="string" office:string-value="19" calcext:value-type="string">
            <text:p>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24.3% of GDP (2014 est.)</text:p>
          </table:table-cell>
          <table:table-cell table:formula="of:=MID([.B155]; 1; FIND(&quot;%&quot;; [.B155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27.7% of GDP (2014 est.)</text:p>
          </table:table-cell>
          <table:table-cell table:formula="of:=MID([.B156]; 1; FIND(&quot;%&quot;; [.B156])-1)" office:value-type="string" office:string-value="27.7" calcext:value-type="string">
            <text:p>2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16.7% of GDP (2014 est.)</text:p>
          </table:table-cell>
          <table:table-cell table:formula="of:=MID([.B157]; 1; FIND(&quot;%&quot;; [.B157])-1)" office:value-type="string" office:string-value="16.7" calcext:value-type="string">
            <text:p>1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30.9% of GDP (2014 est.)</text:p>
          </table:table-cell>
          <table:table-cell table:formula="of:=MID([.B158]; 1; FIND(&quot;%&quot;; [.B158])-1)" office:value-type="string" office:string-value="30.9" calcext:value-type="string">
            <text:p>3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15.1% of GDP (2014 est.)</text:p>
          </table:table-cell>
          <table:table-cell table:formula="of:=MID([.B159]; 1; FIND(&quot;%&quot;; [.B159])-1)" office:value-type="string" office:string-value="15.1" calcext:value-type="string">
            <text:p>1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16.8% of GDP (2014 est.)</text:p>
          </table:table-cell>
          <table:table-cell table:formula="of:=MID([.B160]; 1; FIND(&quot;%&quot;; [.B160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43.7% of GDP (2014 est.)</text:p>
          </table:table-cell>
          <table:table-cell table:formula="of:=MID([.B161]; 1; FIND(&quot;%&quot;; [.B161])-1)" office:value-type="string" office:string-value="43.7" calcext:value-type="string">
            <text:p>4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q.html" xlink:type="simple">Puerto Rico</text:a></text:p>
          </table:table-cell>
          <table:table-cell office:value-type="string" calcext:value-type="string">
            <text:p>14.7% of GDP (2014 est.)</text:p>
          </table:table-cell>
          <table:table-cell table:formula="of:=MID([.B162]; 1; FIND(&quot;%&quot;; [.B162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43% of GDP (2014 est.)</text:p>
          </table:table-cell>
          <table:table-cell table:formula="of:=MID([.B163]; 1; FIND(&quot;%&quot;; [.B163])-1)" office:value-type="string" office:string-value="43" calcext:value-type="string">
            <text:p>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32.1% of GDP (2014 est.)</text:p>
          </table:table-cell>
          <table:table-cell table:formula="of:=MID([.B164]; 1; FIND(&quot;%&quot;; [.B164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20.2% of GDP (2014 est.)</text:p>
          </table:table-cell>
          <table:table-cell table:formula="of:=MID([.B165]; 1; FIND(&quot;%&quot;; [.B165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24.4% of GDP (2014 est.)</text:p>
          </table:table-cell>
          <table:table-cell table:formula="of:=MID([.B166]; 1; FIND(&quot;%&quot;; [.B166])-1)" office:value-type="string" office:string-value="24.4" calcext:value-type="string">
            <text:p>2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31.9% of GDP (2014 est.)</text:p>
          </table:table-cell>
          <table:table-cell table:formula="of:=MID([.B167]; 1; FIND(&quot;%&quot;; [.B167])-1)" office:value-type="string" office:string-value="31.9" calcext:value-type="string">
            <text:p>3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13.8% of GDP (2011 est.)</text:p>
          </table:table-cell>
          <table:table-cell table:formula="of:=MID([.B168]; 1; FIND(&quot;%&quot;; [.B168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b.html" xlink:type="simple">Saint Pierre and Miquelon</text:a></text:p>
          </table:table-cell>
          <table:table-cell office:value-type="string" calcext:value-type="string">
            <text:p>32.5% of GDP (1996)</text:p>
          </table:table-cell>
          <table:table-cell table:formula="of:=MID([.B169]; 1; FIND(&quot;%&quot;; [.B169])-1)" office:value-type="string" office:string-value="32.5" calcext:value-type="string">
            <text:p>3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24.9% of GDP (2014 est.)</text:p>
          </table:table-cell>
          <table:table-cell table:formula="of:=MID([.B170]; 1; FIND(&quot;%&quot;; [.B170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26% of GDP (2014 est.)</text:p>
          </table:table-cell>
          <table:table-cell table:formula="of:=MID([.B171]; 1; FIND(&quot;%&quot;; [.B171])-1)" office:value-type="string" office:string-value="26" calcext:value-type="string">
            <text:p>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35.9% of GDP (2011 est.)</text:p>
          </table:table-cell>
          <table:table-cell table:formula="of:=MID([.B172]; 1; FIND(&quot;%&quot;; [.B172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27.2% of GDP (2014 est.)</text:p>
          </table:table-cell>
          <table:table-cell table:formula="of:=MID([.B173]; 1; FIND(&quot;%&quot;; [.B173])-1)" office:value-type="string" office:string-value="27.2" calcext:value-type="string">
            <text:p>2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35.9% of GDP (2014 est.)</text:p>
          </table:table-cell>
          <table:table-cell table:formula="of:=MID([.B174]; 1; FIND(&quot;%&quot;; [.B174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24.2% of GDP (2014 est.)</text:p>
          </table:table-cell>
          <table:table-cell table:formula="of:=MID([.B175]; 1; FIND(&quot;%&quot;; [.B175])-1)" office:value-type="string" office:string-value="24.2" calcext:value-type="string">
            <text:p>2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38.4% of GDP (2014 est.)</text:p>
          </table:table-cell>
          <table:table-cell table:formula="of:=MID([.B176]; 1; FIND(&quot;%&quot;; [.B176])-1)" office:value-type="string" office:string-value="38.4" calcext:value-type="string">
            <text:p>3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33.8% of GDP (2014 est.)</text:p>
          </table:table-cell>
          <table:table-cell table:formula="of:=MID([.B177]; 1; FIND(&quot;%&quot;; [.B177])-1)" office:value-type="string" office:string-value="33.8" calcext:value-type="string">
            <text:p>3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13.5% of GDP (2014 est.)</text:p>
          </table:table-cell>
          <table:table-cell table:formula="of:=MID([.B178]; 1; FIND(&quot;%&quot;; [.B178])-1)" office:value-type="string" office:string-value="13.5" calcext:value-type="string">
            <text:p>1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15.4% of GDP (2015 est.)</text:p>
          </table:table-cell>
          <table:table-cell table:formula="of:=MID([.B179]; 1; FIND(&quot;%&quot;; [.B179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36.5% of GDP (2014 est.)</text:p>
          </table:table-cell>
          <table:table-cell table:formula="of:=MID([.B180]; 1; FIND(&quot;%&quot;; [.B180])-1)" office:value-type="string" office:string-value="36.5" calcext:value-type="string">
            <text:p>3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40.1% of GDP (2014 est.)</text:p>
          </table:table-cell>
          <table:table-cell table:formula="of:=MID([.B181]; 1; FIND(&quot;%&quot;; [.B181])-1)" office:value-type="string" office:string-value="40.1" calcext:value-type="string">
            <text:p>4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38.8% of GDP (2014 est.)</text:p>
          </table:table-cell>
          <table:table-cell table:formula="of:=MID([.B182]; 1; FIND(&quot;%&quot;; [.B182])-1)" office:value-type="string" office:string-value="38.8" calcext:value-type="string">
            <text:p>3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25.5% of GDP (2014 est.)</text:p>
          </table:table-cell>
          <table:table-cell table:formula="of:=MID([.B183]; 1; FIND(&quot;%&quot;; [.B183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3.7% of GDP (FY 2013 est.)</text:p>
          </table:table-cell>
          <table:table-cell table:formula="of:=MID([.B184]; 1; FIND(&quot;%&quot;; [.B184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37.8% of GDP (2014 est.)</text:p>
          </table:table-cell>
          <table:table-cell table:formula="of:=MID([.B185]; 1; FIND(&quot;%&quot;; [.B185])-1)" office:value-type="string" office:string-value="37.8" calcext:value-type="string">
            <text:p>3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13.9% of GDP (2014 est.)</text:p>
          </table:table-cell>
          <table:table-cell table:formula="of:=MID([.B186]; 1; FIND(&quot;%&quot;; [.B186])-1)" office:value-type="string" office:string-value="13.9" calcext:value-type="string">
            <text:p>1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10.4% of GDP (2014 est.)</text:p>
          </table:table-cell>
          <table:table-cell table:formula="of:=MID([.B187]; 1; FIND(&quot;%&quot;; [.B187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21.9% of GDP (2014 est.)</text:p>
          </table:table-cell>
          <table:table-cell table:formula="of:=MID([.B188]; 1; FIND(&quot;%&quot;; [.B188])-1)" office:value-type="string" office:string-value="21.9" calcext:value-type="string">
            <text:p>2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v.html" xlink:type="simple">Svalbard</text:a></text:p>
          </table:table-cell>
          <table:table-cell office:value-type="string" calcext:value-type="string">
            <text:p>NA% of GDP</text:p>
          </table:table-cell>
          <table:table-cell table:formula="of:=MID([.B189]; 1; FIND(&quot;%&quot;; [.B18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35.1% of GDP (2014 est.)</text:p>
          </table:table-cell>
          <table:table-cell table:formula="of:=MID([.B190]; 1; FIND(&quot;%&quot;; [.B190])-1)" office:value-type="string" office:string-value="35.1" calcext:value-type="string">
            <text:p>3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52.1% of GDP (2014 est.)</text:p>
          </table:table-cell>
          <table:table-cell table:formula="of:=MID([.B191]; 1; FIND(&quot;%&quot;; [.B191])-1)" office:value-type="string" office:string-value="52.1" calcext:value-type="string">
            <text:p>5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33.6% of GDP (2014 est.)</text:p>
          </table:table-cell>
          <table:table-cell table:formula="of:=MID([.B192]; 1; FIND(&quot;%&quot;; [.B192])-1)" office:value-type="string" office:string-value="33.6" calcext:value-type="string">
            <text:p>3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2.7% of GDP (2014 est.)</text:p>
          </table:table-cell>
          <table:table-cell table:formula="of:=MID([.B193]; 1; FIND(&quot;%&quot;; [.B193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w.html" xlink:type="simple">Taiwan</text:a></text:p>
          </table:table-cell>
          <table:table-cell office:value-type="string" calcext:value-type="string">
            <text:p>16.1% of GDP (2014 est.)</text:p>
          </table:table-cell>
          <table:table-cell table:formula="of:=MID([.B194]; 1; FIND(&quot;%&quot;; [.B194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30.9% of GDP (2014 est.)</text:p>
          </table:table-cell>
          <table:table-cell table:formula="of:=MID([.B195]; 1; FIND(&quot;%&quot;; [.B195])-1)" office:value-type="string" office:string-value="30.9" calcext:value-type="string">
            <text:p>3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17.6% of GDP (2014 est.)</text:p>
          </table:table-cell>
          <table:table-cell table:formula="of:=MID([.B196]; 1; FIND(&quot;%&quot;; [.B196])-1)" office:value-type="string" office:string-value="17.6" calcext:value-type="string">
            <text:p>1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20.5% of GDP (2014 est.)</text:p>
          </table:table-cell>
          <table:table-cell table:formula="of:=MID([.B197]; 1; FIND(&quot;%&quot;; [.B197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8.9% of GDP (2014 est.)</text:p>
          </table:table-cell>
          <table:table-cell table:formula="of:=MID([.B198]; 1; FIND(&quot;%&quot;; [.B198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22.5% of GDP (2014 est.)</text:p>
          </table:table-cell>
          <table:table-cell table:formula="of:=MID([.B199]; 1; FIND(&quot;%&quot;; [.B199])-1)" office:value-type="string" office:string-value="22.5" calcext:value-type="string">
            <text:p>2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n.html" xlink:type="simple">Tonga</text:a></text:p>
          </table:table-cell>
          <table:table-cell office:value-type="string" calcext:value-type="string">
            <text:p>29.2% of GDP (FY13/14 est.)</text:p>
          </table:table-cell>
          <table:table-cell table:formula="of:=MID([.B200]; 1; FIND(&quot;%&quot;; [.B200])-1)" office:value-type="string" office:string-value="29.2" calcext:value-type="string">
            <text:p>2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29.3% of GDP (2014 est.)</text:p>
          </table:table-cell>
          <table:table-cell table:formula="of:=MID([.B201]; 1; FIND(&quot;%&quot;; [.B201])-1)" office:value-type="string" office:string-value="29.3" calcext:value-type="string">
            <text:p>2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25.3% of GDP (2014 est.)</text:p>
          </table:table-cell>
          <table:table-cell table:formula="of:=MID([.B202]; 1; FIND(&quot;%&quot;; [.B202])-1)" office:value-type="string" office:string-value="25.3" calcext:value-type="string">
            <text:p>2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23.3% of GDP (2014 est.)</text:p>
          </table:table-cell>
          <table:table-cell table:formula="of:=MID([.B203]; 1; FIND(&quot;%&quot;; [.B203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16.2% of GDP (2014 est.)</text:p>
          </table:table-cell>
          <table:table-cell table:formula="of:=MID([.B204]; 1; FIND(&quot;%&quot;; [.B204])-1)" office:value-type="string" office:string-value="16.2" calcext:value-type="string">
            <text:p>16.2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109.4% of GDP (2013 est.)</text:p>
          </table:table-cell>
          <table:table-cell table:formula="of:=MID([.B205]; 1; FIND(&quot;%&quot;; [.B205])-1)" office:value-type="string" office:string-value="109.4" calcext:value-type="string">
            <text:p>10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13.2% of GDP (2014 est.)</text:p>
          </table:table-cell>
          <table:table-cell table:formula="of:=MID([.B206]; 1; FIND(&quot;%&quot;; [.B206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29% of GDP (2014 est.)</text:p>
          </table:table-cell>
          <table:table-cell table:formula="of:=MID([.B207]; 1; FIND(&quot;%&quot;; [.B207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33.8% of GDP (2014 est.)</text:p>
          </table:table-cell>
          <table:table-cell table:formula="of:=MID([.B208]; 1; FIND(&quot;%&quot;; [.B208])-1)" office:value-type="string" office:string-value="33.8" calcext:value-type="string">
            <text:p>3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32.9% of GDP (2014 est.)</text:p>
          </table:table-cell>
          <table:table-cell table:formula="of:=MID([.B209]; 1; FIND(&quot;%&quot;; [.B209])-1)" office:value-type="string" office:string-value="32.9" calcext:value-type="string">
            <text:p>32.9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17.4% of GDP</text:p>
            <text:p>note: excludes contributions for social security and other programs; if social contributions were added, taxes and other revenues would amount to approximately 22% of GDP (2014 est.)</text:p>
          </table:table-cell>
          <table:table-cell table:formula="of:=MID([.B210]; 1; FIND(&quot;%&quot;; [.B210])-1)" office:value-type="string" office:string-value="17.4" calcext:value-type="string">
            <text:p>1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30.2% of GDP (2014 est.)</text:p>
          </table:table-cell>
          <table:table-cell table:formula="of:=MID([.B211]; 1; FIND(&quot;%&quot;; [.B211])-1)" office:value-type="string" office:string-value="30.2" calcext:value-type="string">
            <text:p>3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29.6% of GDP (2014 est.)</text:p>
          </table:table-cell>
          <table:table-cell table:formula="of:=MID([.B212]; 1; FIND(&quot;%&quot;; [.B212])-1)" office:value-type="string" office:string-value="29.6" calcext:value-type="string">
            <text:p>2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19.6% of GDP (2014 est.)</text:p>
          </table:table-cell>
          <table:table-cell table:formula="of:=MID([.B213]; 1; FIND(&quot;%&quot;; [.B213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68.2% of GDP (2014 est.)</text:p>
          </table:table-cell>
          <table:table-cell table:formula="of:=MID([.B214]; 1; FIND(&quot;%&quot;; [.B214])-1)" office:value-type="string" office:string-value="68.2" calcext:value-type="string">
            <text:p>6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23% of GDP (2014 est.)</text:p>
          </table:table-cell>
          <table:table-cell table:formula="of:=MID([.B215]; 1; FIND(&quot;%&quot;; [.B215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q.html" xlink:type="simple">Virgin Islands</text:a></text:p>
          </table:table-cell>
          <table:table-cell office:value-type="string" calcext:value-type="string">
            <text:p>24.1% of GDP (2013)</text:p>
          </table:table-cell>
          <table:table-cell table:formula="of:=MID([.B216]; 1; FIND(&quot;%&quot;; [.B216])-1)" office:value-type="string" office:string-value="24.1" calcext:value-type="string">
            <text:p>2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f.html" xlink:type="simple">Wallis and Futuna</text:a></text:p>
          </table:table-cell>
          <table:table-cell office:value-type="string" calcext:value-type="string">
            <text:p>NA%</text:p>
          </table:table-cell>
          <table:table-cell table:formula="of:=MID([.B217]; 1; FIND(&quot;%&quot;; [.B21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e.html" xlink:type="simple">West Bank</text:a></text:p>
          </table:table-cell>
          <table:table-cell office:value-type="string" calcext:value-type="string">
            <text:p>41.3% of GDP (2014 est.)</text:p>
          </table:table-cell>
          <table:table-cell table:formula="of:=MID([.B218]; 1; FIND(&quot;%&quot;; [.B218])-1)" office:value-type="string" office:string-value="41.3" calcext:value-type="string">
            <text:p>4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i.html" xlink:type="simple">Western Sahara</text:a></text:p>
          </table:table-cell>
          <table:table-cell office:value-type="string" calcext:value-type="string">
            <text:p>NA%</text:p>
          </table:table-cell>
          <table:table-cell table:formula="of:=MID([.B219]; 1; FIND(&quot;%&quot;; [.B21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xx.html" xlink:type="simple">World</text:a></text:p>
          </table:table-cell>
          <table:table-cell office:value-type="string" calcext:value-type="string">
            <text:p>28% of GDP (2014 est.)</text:p>
          </table:table-cell>
          <table:table-cell table:formula="of:=MID([.B220]; 1; FIND(&quot;%&quot;; [.B220])-1)" office:value-type="string" office:string-value="28" calcext:value-type="string">
            <text:p>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22.6% of GDP (2014 est.)</text:p>
          </table:table-cell>
          <table:table-cell table:formula="of:=MID([.B221]; 1; FIND(&quot;%&quot;; [.B221])-1)" office:value-type="string" office:string-value="22.6" calcext:value-type="string">
            <text:p>2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20.4% of GDP (2014 est.)</text:p>
          </table:table-cell>
          <table:table-cell table:formula="of:=MID([.B222]; 1; FIND(&quot;%&quot;; [.B222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27.2% of GDP (2014)</text:p>
          </table:table-cell>
          <table:table-cell table:formula="of:=MID([.B223]; 1; FIND(&quot;%&quot;; [.B223])-1)" office:value-type="string" office:string-value="27.2" calcext:value-type="string">
            <text:p>2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16:43.726000000</meta:creation-date>
    <dc:date>2023-07-17T15:17:36.007000000</dc:date>
    <meta:editing-duration>PT52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